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irce" svg:font-family="Circe, apple-system, system-ui, BlinkMacSystemFont, sans-serif"/>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cc5e"/>
    </style:style>
    <style:style style:name="P2" style:family="paragraph" style:parent-style-name="Standard">
      <style:paragraph-properties fo:text-align="center" style:justify-single-word="false"/>
      <style:text-properties officeooo:paragraph-rsid="000dcc5e"/>
    </style:style>
    <style:style style:name="P3" style:family="paragraph" style:parent-style-name="Standard">
      <style:text-properties officeooo:paragraph-rsid="0011b63d"/>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text-properties officeooo:paragraph-rsid="000dcc5e"/>
    </style:style>
    <style:style style:name="T1" style:family="text">
      <style:text-properties officeooo:rsid="000d5adb"/>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Сформулируйте позицию автора (рассказчика) по указанной проблеме.<text:line-break/>Прокомментируйте, как в тексте раскрывается эта позиция. Включите в комментарий два примера-иллюстрации из прочитанного текста, важные для понимания позиции автора (рассказчика), и поясните их. Укажите и поясните смысловую связь между приведёнными примерами- иллюстрациями.<text:line-break/>Сформулируйте и обоснуйте своё отношение к позиции автора (рассказчика) по проблеме исходного текста. Включите в обоснование пример-аргумент, опираясь на читательский, историко-культурный или жизненный опыт. (<text:span text:style-name="Emphasis">Не учитываются примеры-аргументы, источниками которых являются комикс, аниме, манга, фанфик, графический роман, компьютерная игра и другие подобные виды представления информации</text:span>.)</text:p>
      <text:p text:style-name="P4">Объём сочинения – не менее 150 слов.<text:line-break/>Работа, написанная без опоры на прочитанный текст (не по данному тексту), не оценивается. Если сочинение представляет собой полностью переписанный или пересказанный исходный текст без каких бы то ни было комментариев, такая работа оценивается 0 баллов.</text:p>
      <text:p text:style-name="P4">Сочинение пишите аккуратно и разборчиво, соблюдая нормы современного русского литературного языка.</text:p>
      <text:p text:style-name="P4"> </text:p>
      <text:p text:style-name="P4">1)В музее рядом с патронными лентами, пулеметом, снарядами и остатками бомбы стоит эта сугубо мирная вещь – швейная машинка «Singer».</text:p>
      <text:p text:style-name="P4">– 2)Наверное, есть какие-нибудь заслуги у этой старушки?</text:p>
      <text:p text:style-name="P4">– 3)Есть, – сказали в музее. – 4)Если полчаса подождете, то придет и хозяйка машины.</text:p>
      <text:p text:style-name="P4">5)Она пришла приодетая, необычайно опрятная, подтянутая. 6)Выжидательно села на краешек стула. 7)Познакомились. 8)И я записал: Зоя Александровна Запутряева. 9)Уроженка Осташкова. 10)Возраст – 73 года. 11)Швея. 12)Сейчас смотритель музея.</text:p>
      <text:p text:style-name="P4">– 13)Машина, наверное, ровесница вам?</text:p>
      <text:p text:style-name="P4">– 14)Да нет. 15)Пожалуй, чуть помоложе, мне купили ее на двадцатом году…</text:p>
      <text:p text:style-name="P4">16)Покупка пришлась ко двору. 17)И семья Запутряевых выбралась из нужды – в кузне стучал молоток, а в доме стучала теперь машина. 18)«До этого я шила руками. 19)Теперь же работа шла едва ли не в сто раз быстрее. 20)И так получилось: к этой машине я приросла на всю жизнь».</text:p>
      <text:p text:style-name="P4">21)Слово «война» Зоя Александровна услышала за шитьем. 22)Осташков, казалось, был далеко от боев. 23)Но война пришла и сюда, к Селигеру. … 24)Я решила, что наибольшую пользу могу принести, если буду что-нибудь делать для фронта на своей безотказной машине».</text:p>
      <text:p text:style-name="P4">25)В Осташкове в 42-м году сформировалось небольшое подразделение для ремонта солдатской одежды. 26)Швея Запутряева Зоя сразу в него попросилась.</text:p>
      <text:p text:style-name="P4">27)Когда говорят о войне, в первую очередь справедливо вспоминают тех, кто лежал на переднем крае в окопах, кто поднимался в атаку, ходил в разведку, – вспоминают пехоту, танкистов, саперов, пилотов, связистов, вспоминают ударную силу войны. 28)И мало кому известны шедшие следом за боевыми порядками нестроевые силы. 29)Шофер, фельдшер, <text:soft-page-break/>сапожник, пекарь, прачка, швея, оружейник. 30)Все это люди, без чьей заботы «передовая» держаться бы не могла. 31)В нестроевые подразделения пули не долетали, но снарядами их накрывало, и бомбы их находили. 32)И непролазная грязь военных дорог им знакома. 33)И весь кочевой быт войны люди, нередко немолодые уже, вынесли. 34)Были в этих подразделениях и женщины.</text:p>
      <text:p text:style-name="P4">35)Представьте себе отряд из пятнадцати конных повозок, идущий следом за фронтом. 36)На повозках поклажа донельзя прозаическая: корыта, стиральные доски, утюги, мыло, иголки и нитки. 37)На передней «штабной повозке» главная ценность – маленький сейф с печатью и документами части, два автомата и вот эта машинка «Singer».</text:p>
      <text:p text:style-name="P4">38)Заботой отряда была одежда солдат. 39)Ее стирали, чинили, гладили. 40)«Располагались в какой-нибудь деревеньке у речки. 41)Кипятили и промывали одежду в проточной воде (а зимой-то она ледяная!), сушили летом на солнце, зимою жарко топили крестьянские печи. 42)Моя забота была чинить. 43)Целыми днями не разгибалась. 44)Так и жили. 45)Часть продвигалась – и мы сейчас же свой скарб на подводу. 46)Вот так на лошадке дошли из-под Курска до Дрездена».</text:p>
      <text:p text:style-name="P4">47)В Дрездене война для банно-прачечного отряда не кончилась. 48)«Погрузили нас в эшелон, и двинулись мы на восток. 49)И опять шли за фронтом. 50)В пустыне Гоби хлебнули горя от недостатка воды. 51)Но, слава богу, там все кончилось скоро. 52)И опять эшелон. 53)Теперь уж домой. 54)Развинтила машину, аккуратно все переложила ветошью. 55)Сказала спасибо мысленно людям, сделавшим этот станок для шитья надежным и некапризным. 56)Как подумаю, сколько я с этой машиной проехала, – голова кружится. 57)А ведь ни разу нe поломалась, меняла только иголки».</text:p>
      <text:p text:style-name="P4">58)И еще тридцать лет после войны работали вместе швея и машина. 59)«Я первая подносилась – глаза изменять стали. 60)В последний раз сшила сотню этих вот тапочек для музея, чтобы полы обувкой не портили, и сказала: все, хватит. 61)Попросили машину сюда – отдала. 62)А теперь и сама вот смотрителем при музее».</text:p>
      <text:p text:style-name="P4">63)Сделать снимок – машину мы вынесли в главную светлую залу музея. 64)А потом поставили снова на место, к площадке, где лежат пулемет, каски, патронные ленты и бомба. 65)Зоя Александровна заправила под каретку машины солдатскую гимнастерку, прошила одну строчку, с улыбкою поднялась: «В полном порядке. 66)Садись и работай. 67)Нам бы, людям, такую надежность».</text:p>
      <text:p text:style-name="P4">(По В. Пескову*)</text:p>
      <text:p text:style-name="P4"><text:span text:style-name="Emphasis">* Песков Василий Михайлович (1930-2013) — российский писатель, жур­налист, путешественник. </text:span></text:p>
      <text:p text:style-name="Standard"/>
      <text:p text:style-name="Standard"/>
      <text:p text:style-name="Standard"/>
      <text:p text:style-name="Standard"/>
      <text:p text:style-name="Standard"/>
      <text:p text:style-name="Standard"/>
      <text:p text:style-name="Standard"/>
      <text:p text:style-name="Standard"/>
      <text:p text:style-name="P1"/>
      <text:p text:style-name="P2"><text:soft-page-break/>Сочинение:</text:p>
      <text:p text:style-name="P1">В тексте Пескова Василия Михайловича автор поднимает важную проблему значимости труда в тылу и подчеркивает вклад простых, зачастую незаметных, трудящихся людей. Автор показывает, что героизм на войне проявляется не только на передовой, но и в труде людей, которые обеспечивали бойцов всем необходимым. </text:p>
      <text:p text:style-name="P1">Позиция автора хорошо раскрывается в истории Зои Александровны Запутряевой и её швейной машинки «<text:span text:style-name="T1">Singer». Первый и важный пример — рассказ о том, как Зоя Александровна вступила в подразделение для ремонта солдатской одежды, сформированное в одна тысяча девятьсот сорок втором году. В нем </text:span>автор показывает, что, несмотря на то, что швеи не участвовали в боевых действиях, их труд был не менее важен: «Все это люди, без чьей заботы «передовая» держаться бы не могла». </text:p>
      <text:p text:style-name="P3">Второй пример — описание пути Зои и<text:span text:style-name="T3"> </text:span><text:span text:style-name="T2">банно-прачечного отряда. Песков подчеркивает, что эта машинка стала своеобразным символом надежности и упорства. Зоя прошла со своей машинкой, которая на протяжении всего пути ни разу не сломалась, от Курска до Дрездена.</text:span></text:p>
      <text:p text:style-name="P5"><text:span text:style-name="T2">Эти примеры связаны общей идеей, что труд в тылу и в нестроевых подразделениях – это важная опора фронта. И благодаря таким людям, как Зоя Александровна, солдаты обеспечивались всем необходимым и могли сражаться.</text:span></text:p>
      <text:p text:style-name="P5"><text:span text:style-name="T2">Я согласен с позицией автора. Эта история о швее напоминание о том, что любой вклад человека в общее дело имеет значимый вес. К примеру, во время Великой Отечественной Войны труд рабочих на заводах, таких же нестроевых отрядов, людей в полях помогал выстоять фронту. Моя бабушка рассказывала, что её мама трудилась в тылу и за это получила орден «За доблестный труд».</text:span></text:p>
      <text:p text:style-name="P5"><text:span text:style-name="T2">Даже сейчас позиция автора не теряет актуальности. Во время специальной военной операции каждый человек может помочь людям, находящимся на передовой.</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irce" svg:font-family="Circe, apple-system, system-ui, BlinkMacSystemFont, sans-serif"/>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23:35:28.722448994</meta:creation-date>
    <dc:date>2024-12-18T01:02:28.552292416</dc:date>
    <meta:editing-duration>PT14M52S</meta:editing-duration>
    <meta:editing-cycles>3</meta:editing-cycles>
    <meta:generator>LibreOffice/24.2.6.2$Linux_X86_64 LibreOffice_project/420$Build-2</meta:generator>
    <meta:document-statistic meta:table-count="0" meta:image-count="0" meta:object-count="0" meta:page-count="3" meta:paragraph-count="28" meta:word-count="982" meta:character-count="6971" meta:non-whitespace-character-count="5991"/>
  </office:meta>
</office:document-meta>
</file>